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26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HED_FIFO" table:style-name="ta1">
        <table:shapes>
          <draw:frame draw:z-index="0" draw:style-name="gr1" draw:text-style-name="P1" svg:width="453.12pt" svg:height="255.23pt" svg:x="802.89pt" svg:y="5.27pt">
            <draw:object draw:notify-on-update-of-ranges="SCHED_FIFO.B2:SCHED_FIFO.F2 SCHED_FIFO.A3:SCHED_FIFO.A3 SCHED_FIFO.B3:SCHED_FIFO.F3 SCHED_FIFO.A4:SCHED_FIFO.A4 SCHED_FIFO.B4:SCHED_FIFO.F4 SCHED_FIFO.A5:SCHED_FIFO.A5 SCHED_FIFO.B5:SCHED_FIFO.F5 SCHED_FIFO.A6:SCHED_FIFO.A6 SCHED_FIFO.B6:SCHED_FIFO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12pt" svg:height="255.23pt" svg:x="801.33pt" svg:y="297.41pt">
            <draw:object draw:notify-on-update-of-ranges="SCHED_FIFO.B10:SCHED_FIFO.F10 SCHED_FIFO.A11:SCHED_FIFO.A11 SCHED_FIFO.B11:SCHED_FIFO.F11 SCHED_FIFO.A12:SCHED_FIFO.A12 SCHED_FIFO.B12:SCHED_FIFO.F12 SCHED_FIFO.A13:SCHED_FIFO.A13 SCHED_FIFO.B13:SCHED_FIFO.F13 SCHED_FIFO.A14:SCHED_FIFO.A14 SCHED_FIFO.B14:SCHED_FIFO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12pt" svg:height="255.26pt" svg:x="802.12pt" svg:y="581.24pt">
            <draw:object draw:notify-on-update-of-ranges="SCHED_FIFO.B18:SCHED_FIFO.F18 SCHED_FIFO.A19:SCHED_FIFO.A19 SCHED_FIFO.B19:SCHED_FIFO.F19 SCHED_FIFO.A20:SCHED_FIFO.A20 SCHED_FIFO.B20:SCHED_FIFO.F20 SCHED_FIFO.A21:SCHED_FIFO.A21 SCHED_FIFO.B21:SCHED_FIFO.F21 SCHED_FIFO.A22:SCHED_FIFO.A22 SCHED_FIFO.B22:SCHED_FIFO.F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23pt" svg:x="802.12pt" svg:y="864.37pt">
            <draw:object draw:notify-on-update-of-ranges="SCHED_FIFO.B26:SCHED_FIFO.F26 SCHED_FIFO.A27:SCHED_FIFO.A27 SCHED_FIFO.B27:SCHED_FIFO.F27 SCHED_FIFO.A28:SCHED_FIFO.A28 SCHED_FIFO.B28:SCHED_FIFO.F28 SCHED_FIFO.A29:SCHED_FIFO.A29 SCHED_FIFO.B29:SCHED_FIFO.F29 SCHED_FIFO.A30:SCHED_FIFO.A30 SCHED_FIFO.B30:SCHED_FIFO.F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12pt" svg:height="255.26pt" svg:x="800.56pt" svg:y="1153.45pt">
            <draw:object draw:notify-on-update-of-ranges="SCHED_FIFO.B34:SCHED_FIFO.F34 SCHED_FIFO.A35:SCHED_FIFO.A35 SCHED_FIFO.B35:SCHED_FIFO.F35 SCHED_FIFO.A36:SCHED_FIFO.A36 SCHED_FIFO.B36:SCHED_FIFO.F36 SCHED_FIFO.A37:SCHED_FIFO.A37 SCHED_FIFO.B37:SCHED_FIFO.F37 SCHED_FIFO.A38:SCHED_FIFO.A38 SCHED_FIFO.B38:SCHED_FIFO.F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3000000" calcext:value-type="float">
            <text:p>3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3000.81666666667" calcext:value-type="float">
            <text:p>3000.81666666667</text:p>
          </table:table-cell>
          <table:table-cell office:value-type="float" office:value="1500.79" calcext:value-type="float">
            <text:p>1500.79</text:p>
          </table:table-cell>
          <table:table-cell office:value-type="float" office:value="1000.85333363333" calcext:value-type="float">
            <text:p>1000.85333363333</text:p>
          </table:table-cell>
          <table:table-cell office:value-type="float" office:value="750.795" calcext:value-type="float">
            <text:p>750.795</text:p>
          </table:table-cell>
          <table:table-cell office:value-type="float" office:value="600.918666666666" calcext:value-type="float">
            <text:p>600.918666666666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528.864466433333" calcext:value-type="float">
            <text:p>528.864466433333</text:p>
          </table:table-cell>
          <table:table-cell office:value-type="float" office:value="614.784392633333" calcext:value-type="float">
            <text:p>614.784392633333</text:p>
          </table:table-cell>
          <table:table-cell office:value-type="float" office:value="331.169560666667" calcext:value-type="float">
            <text:p>331.169560666667</text:p>
          </table:table-cell>
          <table:table-cell office:value-type="float" office:value="537.931212133333" calcext:value-type="float">
            <text:p>537.931212133333</text:p>
          </table:table-cell>
          <table:table-cell office:value-type="float" office:value="138.190490266667" calcext:value-type="float">
            <text:p>138.190490266667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3000.82333333333" calcext:value-type="float">
            <text:p>3000.82333333333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8488892" calcext:value-type="float">
            <text:p>1000.8488892</text:p>
          </table:table-cell>
          <table:table-cell office:value-type="float" office:value="750.856666666667" calcext:value-type="float">
            <text:p>750.856666666667</text:p>
          </table:table-cell>
          <table:table-cell office:value-type="float" office:value="600.918666666666" calcext:value-type="float">
            <text:p>600.918666666666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5441.78153806667" calcext:value-type="float">
            <text:p>5441.78153806667</text:p>
          </table:table-cell>
          <table:table-cell office:value-type="float" office:value="3859.1606618" calcext:value-type="float">
            <text:p>3859.1606618</text:p>
          </table:table-cell>
          <table:table-cell office:value-type="float" office:value="3415.46339686667" calcext:value-type="float">
            <text:p>3415.46339686667</text:p>
          </table:table-cell>
          <table:table-cell office:value-type="float" office:value="2376.19387306667" calcext:value-type="float">
            <text:p>2376.19387306667</text:p>
          </table:table-cell>
          <table:table-cell office:value-type="float" office:value="2212.60056663333" calcext:value-type="float">
            <text:p>2212.600566633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6000.84" calcext:value-type="float">
            <text:p>6000.84</text:p>
          </table:table-cell>
          <table:table-cell office:value-type="float" office:value="3000.87" calcext:value-type="float">
            <text:p>3000.87</text:p>
          </table:table-cell>
          <table:table-cell office:value-type="float" office:value="2000.79666693333" calcext:value-type="float">
            <text:p>2000.79666693333</text:p>
          </table:table-cell>
          <table:table-cell office:value-type="float" office:value="1500.88416666667" calcext:value-type="float">
            <text:p>1500.88416666667</text:p>
          </table:table-cell>
          <table:table-cell office:value-type="float" office:value="1200.826" calcext:value-type="float">
            <text:p>1200.826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739.685951266667" calcext:value-type="float">
            <text:p>739.685951266667</text:p>
          </table:table-cell>
          <table:table-cell office:value-type="float" office:value="605.249209633333" calcext:value-type="float">
            <text:p>605.249209633333</text:p>
          </table:table-cell>
          <table:table-cell office:value-type="float" office:value="1001.61342553333" calcext:value-type="float">
            <text:p>1001.61342553333</text:p>
          </table:table-cell>
          <table:table-cell office:value-type="float" office:value="481.363331566667" calcext:value-type="float">
            <text:p>481.363331566667</text:p>
          </table:table-cell>
          <table:table-cell office:value-type="float" office:value="715.003565466667" calcext:value-type="float">
            <text:p>715.003565466667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6000.9" calcext:value-type="float">
            <text:p>6000.9</text:p>
          </table:table-cell>
          <table:table-cell office:value-type="float" office:value="3000.84333333333" calcext:value-type="float">
            <text:p>3000.84333333333</text:p>
          </table:table-cell>
          <table:table-cell office:value-type="float" office:value="2000.9377781" calcext:value-type="float">
            <text:p>2000.9377781</text:p>
          </table:table-cell>
          <table:table-cell office:value-type="float" office:value="1500.91333333333" calcext:value-type="float">
            <text:p>1500.91333333333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8932.57815513333" calcext:value-type="float">
            <text:p>8932.57815513333</text:p>
          </table:table-cell>
          <table:table-cell office:value-type="float" office:value="6527.1936671" calcext:value-type="float">
            <text:p>6527.1936671</text:p>
          </table:table-cell>
          <table:table-cell office:value-type="float" office:value="6901.3458712" calcext:value-type="float">
            <text:p>6901.3458712</text:p>
          </table:table-cell>
          <table:table-cell office:value-type="float" office:value="4743.06572923333" calcext:value-type="float">
            <text:p>4743.06572923333</text:p>
          </table:table-cell>
          <table:table-cell office:value-type="float" office:value="4521.30030583333" calcext:value-type="float">
            <text:p>4521.300305833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9000.79333333333" calcext:value-type="float">
            <text:p>9000.79333333333</text:p>
          </table:table-cell>
          <table:table-cell office:value-type="float" office:value="4500.76333333333" calcext:value-type="float">
            <text:p>4500.76333333333</text:p>
          </table:table-cell>
          <table:table-cell office:value-type="float" office:value="3000.9077781" calcext:value-type="float">
            <text:p>3000.9077781</text:p>
          </table:table-cell>
          <table:table-cell office:value-type="float" office:value="2250.915" calcext:value-type="float">
            <text:p>2250.915</text:p>
          </table:table-cell>
          <table:table-cell office:value-type="float" office:value="1800.72933333333" calcext:value-type="float">
            <text:p>1800.72933333333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2056.6906232" calcext:value-type="float">
            <text:p>2056.6906232</text:p>
          </table:table-cell>
          <table:table-cell office:value-type="float" office:value="2115.00168183333" calcext:value-type="float">
            <text:p>2115.00168183333</text:p>
          </table:table-cell>
          <table:table-cell office:value-type="float" office:value="795.315187066667" calcext:value-type="float">
            <text:p>795.315187066667</text:p>
          </table:table-cell>
          <table:table-cell office:value-type="float" office:value="620.613078233333" calcext:value-type="float">
            <text:p>620.613078233333</text:p>
          </table:table-cell>
          <table:table-cell office:value-type="float" office:value="2019.41209843333" calcext:value-type="float">
            <text:p>2019.41209843333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9000.70666666666" calcext:value-type="float">
            <text:p>9000.70666666666</text:p>
          </table:table-cell>
          <table:table-cell office:value-type="float" office:value="4500.735" calcext:value-type="float">
            <text:p>4500.735</text:p>
          </table:table-cell>
          <table:table-cell office:value-type="float" office:value="3000.936667" calcext:value-type="float">
            <text:p>3000.936667</text:p>
          </table:table-cell>
          <table:table-cell office:value-type="float" office:value="2250.76333333333" calcext:value-type="float">
            <text:p>2250.76333333333</text:p>
          </table:table-cell>
          <table:table-cell office:value-type="float" office:value="1800.82333333333" calcext:value-type="float">
            <text:p>1800.82333333333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13926.7583684" calcext:value-type="float">
            <text:p>13926.7583684</text:p>
          </table:table-cell>
          <table:table-cell office:value-type="float" office:value="10726.7567848" calcext:value-type="float">
            <text:p>10726.7567848</text:p>
          </table:table-cell>
          <table:table-cell office:value-type="float" office:value="8019.32600646667" calcext:value-type="float">
            <text:p>8019.32600646667</text:p>
          </table:table-cell>
          <table:table-cell office:value-type="float" office:value="8483.78659443334" calcext:value-type="float">
            <text:p>8483.78659443334</text:p>
          </table:table-cell>
          <table:table-cell office:value-type="float" office:value="6806.9623484" calcext:value-type="float">
            <text:p>6806.962348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12000.6466666667" calcext:value-type="float">
            <text:p>12000.6466666667</text:p>
          </table:table-cell>
          <table:table-cell office:value-type="float" office:value="6000.73166666667" calcext:value-type="float">
            <text:p>6000.73166666667</text:p>
          </table:table-cell>
          <table:table-cell office:value-type="float" office:value="4000.52888913333" calcext:value-type="float">
            <text:p>4000.52888913333</text:p>
          </table:table-cell>
          <table:table-cell office:value-type="float" office:value="3000.88333333333" calcext:value-type="float">
            <text:p>3000.88333333333</text:p>
          </table:table-cell>
          <table:table-cell office:value-type="float" office:value="2400.61266666667" calcext:value-type="float">
            <text:p>2400.61266666667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7060.03512636667" calcext:value-type="float">
            <text:p>7060.03512636667</text:p>
          </table:table-cell>
          <table:table-cell office:value-type="float" office:value="3535.28631906667" calcext:value-type="float">
            <text:p>3535.28631906667</text:p>
          </table:table-cell>
          <table:table-cell office:value-type="float" office:value="5672.58218216667" calcext:value-type="float">
            <text:p>5672.58218216667</text:p>
          </table:table-cell>
          <table:table-cell office:value-type="float" office:value="1018.12890606667" calcext:value-type="float">
            <text:p>1018.12890606667</text:p>
          </table:table-cell>
          <table:table-cell office:value-type="float" office:value="3493.8571703" calcext:value-type="float">
            <text:p>3493.8571703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12000.6433333333" calcext:value-type="float">
            <text:p>12000.6433333333</text:p>
          </table:table-cell>
          <table:table-cell office:value-type="float" office:value="6000.66833333334" calcext:value-type="float">
            <text:p>6000.66833333334</text:p>
          </table:table-cell>
          <table:table-cell office:value-type="float" office:value="4000.76555583334" calcext:value-type="float">
            <text:p>4000.76555583334</text:p>
          </table:table-cell>
          <table:table-cell office:value-type="float" office:value="3000.88416666667" calcext:value-type="float">
            <text:p>3000.88416666667</text:p>
          </table:table-cell>
          <table:table-cell office:value-type="float" office:value="2400.736" calcext:value-type="float">
            <text:p>2400.736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20117.8517244667" calcext:value-type="float">
            <text:p>20117.8517244667</text:p>
          </table:table-cell>
          <table:table-cell office:value-type="float" office:value="15057.7519065" calcext:value-type="float">
            <text:p>15057.7519065</text:p>
          </table:table-cell>
          <table:table-cell office:value-type="float" office:value="11894.5186042" calcext:value-type="float">
            <text:p>11894.5186042</text:p>
          </table:table-cell>
          <table:table-cell office:value-type="float" office:value="10022.7963359333" calcext:value-type="float">
            <text:p>10022.7963359333</text:p>
          </table:table-cell>
          <table:table-cell office:value-type="float" office:value="8916.24104556666" calcext:value-type="float">
            <text:p>8916.2410455666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15000.67" calcext:value-type="float">
            <text:p>15000.67</text:p>
          </table:table-cell>
          <table:table-cell office:value-type="float" office:value="7500.84166666667" calcext:value-type="float">
            <text:p>7500.84166666667</text:p>
          </table:table-cell>
          <table:table-cell office:value-type="float" office:value="5000.85444473333" calcext:value-type="float">
            <text:p>5000.85444473333</text:p>
          </table:table-cell>
          <table:table-cell office:value-type="float" office:value="3750.915" calcext:value-type="float">
            <text:p>3750.915</text:p>
          </table:table-cell>
          <table:table-cell office:value-type="float" office:value="3000.91866666667" calcext:value-type="float">
            <text:p>3000.91866666667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8488.08740896667" calcext:value-type="float">
            <text:p>8488.08740896667</text:p>
          </table:table-cell>
          <table:table-cell office:value-type="float" office:value="2097.68885373333" calcext:value-type="float">
            <text:p>2097.68885373333</text:p>
          </table:table-cell>
          <table:table-cell office:value-type="float" office:value="1697.6469211" calcext:value-type="float">
            <text:p>1697.6469211</text:p>
          </table:table-cell>
          <table:table-cell office:value-type="float" office:value="752.854643533334" calcext:value-type="float">
            <text:p>752.854643533334</text:p>
          </table:table-cell>
          <table:table-cell office:value-type="float" office:value="688.994361033333" calcext:value-type="float">
            <text:p>688.994361033333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15000.84" calcext:value-type="float">
            <text:p>15000.84</text:p>
          </table:table-cell>
          <table:table-cell office:value-type="float" office:value="7500.625" calcext:value-type="float">
            <text:p>7500.625</text:p>
          </table:table-cell>
          <table:table-cell office:value-type="float" office:value="5000.85888916667" calcext:value-type="float">
            <text:p>5000.8588891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826" calcext:value-type="float">
            <text:p>3000.826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18725.8549353333" calcext:value-type="float">
            <text:p>18725.8549353333</text:p>
          </table:table-cell>
          <table:table-cell office:value-type="float" office:value="18193.7047783667" calcext:value-type="float">
            <text:p>18193.7047783667</text:p>
          </table:table-cell>
          <table:table-cell office:value-type="float" office:value="14588.7833487" calcext:value-type="float">
            <text:p>14588.7833487</text:p>
          </table:table-cell>
          <table:table-cell office:value-type="float" office:value="7955.6120582" calcext:value-type="float">
            <text:p>7955.6120582</text:p>
          </table:table-cell>
          <table:table-cell office:value-type="float" office:value="10417.5980826" calcext:value-type="float">
            <text:p>10417.5980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9:55:44.599922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9:57:09.652248020</dc:date>
    <meta:editing-duration>PT21M54S</meta:editing-duration>
    <meta:editing-cycles>8</meta:editing-cycles>
    <meta:generator>LibreOffice/6.0.3.2$Linux_X86_64 LibreOffice_project/00m0$Build-2</meta:generator>
    <meta:document-statistic meta:table-count="1" meta:cell-count="1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6.15cm" svg:y="0.316cm" chart:style-name="ch2">
          <text:p>SCHEDULE FIFO</text:p>
        </chart:title>
        <chart:subtitle svg:x="6.229cm" svg:y="1.275cm" chart:style-name="ch3">
          <text:p>Total Time 3000000</text:p>
        </chart:subtitle>
        <chart:legend chart:legend-position="end" svg:x="12.128cm" svg:y="3.456cm" style:legend-expansion="high" chart:style-name="ch4"/>
        <chart:plot-area chart:style-name="ch5" table:cell-range-address="SCHED_FIFO.A2:SCHED_FIFO.F6" chart:data-source-has-labels="both" svg:x="1.33cm" svg:y="2.138cm" svg:width="10.479cm" svg:height="5.706cm">
          <chartooo:coordinate-region svg:x="2.322cm" svg:y="2.337cm" svg:width="9.3cm" svg:height="4.86cm"/>
          <chart:axis chart:dimension="x" chart:name="primary-x" chart:style-name="ch6" chartooo:axis-type="auto">
            <chartooo:date-scale/>
            <chart:title svg:x="5.916cm" svg:y="8.024cm" chart:style-name="ch7">
              <text:p>Threads</text:p>
            </chart:title>
            <chart:categories table:cell-range-address="SCHED_FIFO.B2:SCHED_FIFO.F2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FIFO.B3:SCHED_FIFO.F3" chart:label-cell-address="SCHED_FIFO.A3:SCHED_FIFO.A3" chart:class="chart:line">
            <chart:data-point chart:repeated="5"/>
          </chart:series>
          <chart:series chart:style-name="ch11" chart:values-cell-range-address="SCHED_FIFO.B4:SCHED_FIFO.F4" chart:label-cell-address="SCHED_FIFO.A4:SCHED_FIFO.A4" chart:class="chart:line">
            <chart:data-point chart:repeated="5"/>
          </chart:series>
          <chart:series chart:style-name="ch12" chart:values-cell-range-address="SCHED_FIFO.B5:SCHED_FIFO.F5" chart:label-cell-address="SCHED_FIFO.A5:SCHED_FIFO.A5" chart:class="chart:line">
            <chart:data-point chart:repeated="5"/>
          </chart:series>
          <chart:series chart:style-name="ch13" chart:values-cell-range-address="SCHED_FIFO.B6:SCHED_FIFO.F6" chart:label-cell-address="SCHED_FIFO.A6:SCHED_FIFO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FIFO.B2:SCHED_FIFO.F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FIFO.A3:SCHED_FIFO.A3</svg:desc>
                </draw:g>
              </table:table-cell>
              <table:table-cell office:value-type="float" office:value="3000.81666666667">
                <text:p>3000.81666666667</text:p>
                <draw:g>
                  <svg:desc>SCHED_FIFO.B3:SCHED_FIFO.F3</svg:desc>
                </draw:g>
              </table:table-cell>
              <table:table-cell office:value-type="float" office:value="1500.79">
                <text:p>1500.79</text:p>
              </table:table-cell>
              <table:table-cell office:value-type="float" office:value="1000.85333363333">
                <text:p>1000.85333363333</text:p>
              </table:table-cell>
              <table:table-cell office:value-type="float" office:value="750.795">
                <text:p>750.795</text:p>
              </table:table-cell>
              <table:table-cell office:value-type="float" office:value="600.918666666666">
                <text:p>600.918666666666</text:p>
              </table:table-cell>
            </table:table-row>
            <table:table-row>
              <table:table-cell office:value-type="string">
                <text:p>bakery deviation</text:p>
                <draw:g>
                  <svg:desc>SCHED_FIFO.A4:SCHED_FIFO.A4</svg:desc>
                </draw:g>
              </table:table-cell>
              <table:table-cell office:value-type="float" office:value="528.864466433333">
                <text:p>528.864466433333</text:p>
                <draw:g>
                  <svg:desc>SCHED_FIFO.B4:SCHED_FIFO.F4</svg:desc>
                </draw:g>
              </table:table-cell>
              <table:table-cell office:value-type="float" office:value="614.784392633333">
                <text:p>614.784392633333</text:p>
              </table:table-cell>
              <table:table-cell office:value-type="float" office:value="331.169560666667">
                <text:p>331.169560666667</text:p>
              </table:table-cell>
              <table:table-cell office:value-type="float" office:value="537.931212133333">
                <text:p>537.931212133333</text:p>
              </table:table-cell>
              <table:table-cell office:value-type="float" office:value="138.190490266667">
                <text:p>138.190490266667</text:p>
              </table:table-cell>
            </table:table-row>
            <table:table-row>
              <table:table-cell office:value-type="string">
                <text:p>gate average</text:p>
                <draw:g>
                  <svg:desc>SCHED_FIFO.A5:SCHED_FIFO.A5</svg:desc>
                </draw:g>
              </table:table-cell>
              <table:table-cell office:value-type="float" office:value="3000.82333333333">
                <text:p>3000.82333333333</text:p>
                <draw:g>
                  <svg:desc>SCHED_FIFO.B5:SCHED_FIFO.F5</svg:desc>
                </draw:g>
              </table:table-cell>
              <table:table-cell office:value-type="float" office:value="1500.95">
                <text:p>1500.95</text:p>
              </table:table-cell>
              <table:table-cell office:value-type="float" office:value="1000.8488892">
                <text:p>1000.8488892</text:p>
              </table:table-cell>
              <table:table-cell office:value-type="float" office:value="750.856666666667">
                <text:p>750.856666666667</text:p>
              </table:table-cell>
              <table:table-cell office:value-type="float" office:value="600.918666666666">
                <text:p>600.918666666666</text:p>
              </table:table-cell>
            </table:table-row>
            <table:table-row>
              <table:table-cell office:value-type="string">
                <text:p>gate deviation</text:p>
                <draw:g>
                  <svg:desc>SCHED_FIFO.A6:SCHED_FIFO.A6</svg:desc>
                </draw:g>
              </table:table-cell>
              <table:table-cell office:value-type="float" office:value="5441.78153806667">
                <text:p>5441.78153806667</text:p>
                <draw:g>
                  <svg:desc>SCHED_FIFO.B6:SCHED_FIFO.F6</svg:desc>
                </draw:g>
              </table:table-cell>
              <table:table-cell office:value-type="float" office:value="3859.1606618">
                <text:p>3859.1606618</text:p>
              </table:table-cell>
              <table:table-cell office:value-type="float" office:value="3415.46339686667">
                <text:p>3415.46339686667</text:p>
              </table:table-cell>
              <table:table-cell office:value-type="float" office:value="2376.19387306667">
                <text:p>2376.19387306667</text:p>
              </table:table-cell>
              <table:table-cell office:value-type="float" office:value="2212.60056663333">
                <text:p>2212.6005666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6.15cm" svg:y="0.316cm" chart:style-name="ch2">
          <text:p>SCHEDULE FIFO</text:p>
        </chart:title>
        <chart:subtitle svg:x="6.229cm" svg:y="1.275cm" chart:style-name="ch3">
          <text:p>Total Time 6000000</text:p>
        </chart:subtitle>
        <chart:legend chart:legend-position="end" svg:x="12.128cm" svg:y="3.456cm" style:legend-expansion="high" chart:style-name="ch4"/>
        <chart:plot-area chart:style-name="ch5" table:cell-range-address="SCHED_FIFO.A10:SCHED_FIFO.F14" chart:data-source-has-labels="both" svg:x="1.33cm" svg:y="2.138cm" svg:width="10.479cm" svg:height="5.706cm">
          <chartooo:coordinate-region svg:x="2.322cm" svg:y="2.337cm" svg:width="9.115cm" svg:height="4.86cm"/>
          <chart:axis chart:dimension="x" chart:name="primary-x" chart:style-name="ch6" chartooo:axis-type="auto">
            <chartooo:date-scale/>
            <chart:title svg:x="5.916cm" svg:y="8.024cm" chart:style-name="ch7">
              <text:p>Threads</text:p>
            </chart:title>
            <chart:categories table:cell-range-address="SCHED_FIFO.B10:SCHED_FIFO.F10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FIFO.B11:SCHED_FIFO.F11" chart:label-cell-address="SCHED_FIFO.A11:SCHED_FIFO.A11" chart:class="chart:line">
            <chart:data-point chart:repeated="5"/>
          </chart:series>
          <chart:series chart:style-name="ch11" chart:values-cell-range-address="SCHED_FIFO.B12:SCHED_FIFO.F12" chart:label-cell-address="SCHED_FIFO.A12:SCHED_FIFO.A12" chart:class="chart:line">
            <chart:data-point chart:repeated="5"/>
          </chart:series>
          <chart:series chart:style-name="ch12" chart:values-cell-range-address="SCHED_FIFO.B13:SCHED_FIFO.F13" chart:label-cell-address="SCHED_FIFO.A13:SCHED_FIFO.A13" chart:class="chart:line">
            <chart:data-point chart:repeated="5"/>
          </chart:series>
          <chart:series chart:style-name="ch13" chart:values-cell-range-address="SCHED_FIFO.B14:SCHED_FIFO.F14" chart:label-cell-address="SCHED_FIFO.A14:SCHED_FIFO.A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FIFO.B10:SCHED_FIFO.F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FIFO.A11:SCHED_FIFO.A11</svg:desc>
                </draw:g>
              </table:table-cell>
              <table:table-cell office:value-type="float" office:value="6000.84">
                <text:p>6000.84</text:p>
                <draw:g>
                  <svg:desc>SCHED_FIFO.B11:SCHED_FIFO.F11</svg:desc>
                </draw:g>
              </table:table-cell>
              <table:table-cell office:value-type="float" office:value="3000.87">
                <text:p>3000.87</text:p>
              </table:table-cell>
              <table:table-cell office:value-type="float" office:value="2000.79666693333">
                <text:p>2000.79666693333</text:p>
              </table:table-cell>
              <table:table-cell office:value-type="float" office:value="1500.88416666667">
                <text:p>1500.88416666667</text:p>
              </table:table-cell>
              <table:table-cell office:value-type="float" office:value="1200.826">
                <text:p>1200.826</text:p>
              </table:table-cell>
            </table:table-row>
            <table:table-row>
              <table:table-cell office:value-type="string">
                <text:p>bakery deviation</text:p>
                <draw:g>
                  <svg:desc>SCHED_FIFO.A12:SCHED_FIFO.A12</svg:desc>
                </draw:g>
              </table:table-cell>
              <table:table-cell office:value-type="float" office:value="739.685951266667">
                <text:p>739.685951266667</text:p>
                <draw:g>
                  <svg:desc>SCHED_FIFO.B12:SCHED_FIFO.F12</svg:desc>
                </draw:g>
              </table:table-cell>
              <table:table-cell office:value-type="float" office:value="605.249209633333">
                <text:p>605.249209633333</text:p>
              </table:table-cell>
              <table:table-cell office:value-type="float" office:value="1001.61342553333">
                <text:p>1001.61342553333</text:p>
              </table:table-cell>
              <table:table-cell office:value-type="float" office:value="481.363331566667">
                <text:p>481.363331566667</text:p>
              </table:table-cell>
              <table:table-cell office:value-type="float" office:value="715.003565466667">
                <text:p>715.003565466667</text:p>
              </table:table-cell>
            </table:table-row>
            <table:table-row>
              <table:table-cell office:value-type="string">
                <text:p>gate average</text:p>
                <draw:g>
                  <svg:desc>SCHED_FIFO.A13:SCHED_FIFO.A13</svg:desc>
                </draw:g>
              </table:table-cell>
              <table:table-cell office:value-type="float" office:value="6000.9">
                <text:p>6000.9</text:p>
                <draw:g>
                  <svg:desc>SCHED_FIFO.B13:SCHED_FIFO.F13</svg:desc>
                </draw:g>
              </table:table-cell>
              <table:table-cell office:value-type="float" office:value="3000.84333333333">
                <text:p>3000.84333333333</text:p>
              </table:table-cell>
              <table:table-cell office:value-type="float" office:value="2000.9377781">
                <text:p>2000.9377781</text:p>
              </table:table-cell>
              <table:table-cell office:value-type="float" office:value="1500.91333333333">
                <text:p>1500.91333333333</text:p>
              </table:table-cell>
              <table:table-cell office:value-type="float" office:value="1200.98">
                <text:p>1200.98</text:p>
              </table:table-cell>
            </table:table-row>
            <table:table-row>
              <table:table-cell office:value-type="string">
                <text:p>gate deviation</text:p>
                <draw:g>
                  <svg:desc>SCHED_FIFO.A14:SCHED_FIFO.A14</svg:desc>
                </draw:g>
              </table:table-cell>
              <table:table-cell office:value-type="float" office:value="8932.57815513333">
                <text:p>8932.57815513333</text:p>
                <draw:g>
                  <svg:desc>SCHED_FIFO.B14:SCHED_FIFO.F14</svg:desc>
                </draw:g>
              </table:table-cell>
              <table:table-cell office:value-type="float" office:value="6527.1936671">
                <text:p>6527.1936671</text:p>
              </table:table-cell>
              <table:table-cell office:value-type="float" office:value="6901.3458712">
                <text:p>6901.3458712</text:p>
              </table:table-cell>
              <table:table-cell office:value-type="float" office:value="4743.06572923333">
                <text:p>4743.06572923333</text:p>
              </table:table-cell>
              <table:table-cell office:value-type="float" office:value="4521.30030583333">
                <text:p>4521.3003058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title svg:x="6.15cm" svg:y="0.316cm" chart:style-name="ch2">
          <text:p>SCHEDULE FIFO</text:p>
        </chart:title>
        <chart:subtitle svg:x="6.229cm" svg:y="1.275cm" chart:style-name="ch3">
          <text:p>Total Time 9000000</text:p>
        </chart:subtitle>
        <chart:legend chart:legend-position="end" svg:x="12.128cm" svg:y="3.457cm" style:legend-expansion="high" chart:style-name="ch4"/>
        <chart:plot-area chart:style-name="ch5" table:cell-range-address="SCHED_FIFO.A18:SCHED_FIFO.F22" chart:data-source-has-labels="both" svg:x="1.33cm" svg:y="2.138cm" svg:width="10.479cm" svg:height="5.707cm">
          <chartooo:coordinate-region svg:x="2.322cm" svg:y="2.337cm" svg:width="9.115cm" svg:height="4.861cm"/>
          <chart:axis chart:dimension="x" chart:name="primary-x" chart:style-name="ch6" chartooo:axis-type="auto">
            <chartooo:date-scale/>
            <chart:title svg:x="5.916cm" svg:y="8.025cm" chart:style-name="ch7">
              <text:p>Threads</text:p>
            </chart:title>
            <chart:categories table:cell-range-address="SCHED_FIFO.B18:SCHED_FIFO.F18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FIFO.B19:SCHED_FIFO.F19" chart:label-cell-address="SCHED_FIFO.A19:SCHED_FIFO.A19" chart:class="chart:line">
            <chart:data-point chart:repeated="5"/>
          </chart:series>
          <chart:series chart:style-name="ch11" chart:values-cell-range-address="SCHED_FIFO.B20:SCHED_FIFO.F20" chart:label-cell-address="SCHED_FIFO.A20:SCHED_FIFO.A20" chart:class="chart:line">
            <chart:data-point chart:repeated="5"/>
          </chart:series>
          <chart:series chart:style-name="ch12" chart:values-cell-range-address="SCHED_FIFO.B21:SCHED_FIFO.F21" chart:label-cell-address="SCHED_FIFO.A21:SCHED_FIFO.A21" chart:class="chart:line">
            <chart:data-point chart:repeated="5"/>
          </chart:series>
          <chart:series chart:style-name="ch13" chart:values-cell-range-address="SCHED_FIFO.B22:SCHED_FIFO.F22" chart:label-cell-address="SCHED_FIFO.A22:SCHED_FIFO.A2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FIFO.B18:SCHED_FIFO.F1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FIFO.A19:SCHED_FIFO.A19</svg:desc>
                </draw:g>
              </table:table-cell>
              <table:table-cell office:value-type="float" office:value="9000.79333333333">
                <text:p>9000.79333333333</text:p>
                <draw:g>
                  <svg:desc>SCHED_FIFO.B19:SCHED_FIFO.F19</svg:desc>
                </draw:g>
              </table:table-cell>
              <table:table-cell office:value-type="float" office:value="4500.76333333333">
                <text:p>4500.76333333333</text:p>
              </table:table-cell>
              <table:table-cell office:value-type="float" office:value="3000.9077781">
                <text:p>3000.9077781</text:p>
              </table:table-cell>
              <table:table-cell office:value-type="float" office:value="2250.915">
                <text:p>2250.915</text:p>
              </table:table-cell>
              <table:table-cell office:value-type="float" office:value="1800.72933333333">
                <text:p>1800.72933333333</text:p>
              </table:table-cell>
            </table:table-row>
            <table:table-row>
              <table:table-cell office:value-type="string">
                <text:p>bakery deviation</text:p>
                <draw:g>
                  <svg:desc>SCHED_FIFO.A20:SCHED_FIFO.A20</svg:desc>
                </draw:g>
              </table:table-cell>
              <table:table-cell office:value-type="float" office:value="2056.6906232">
                <text:p>2056.6906232</text:p>
                <draw:g>
                  <svg:desc>SCHED_FIFO.B20:SCHED_FIFO.F20</svg:desc>
                </draw:g>
              </table:table-cell>
              <table:table-cell office:value-type="float" office:value="2115.00168183333">
                <text:p>2115.00168183333</text:p>
              </table:table-cell>
              <table:table-cell office:value-type="float" office:value="795.315187066667">
                <text:p>795.315187066667</text:p>
              </table:table-cell>
              <table:table-cell office:value-type="float" office:value="620.613078233333">
                <text:p>620.613078233333</text:p>
              </table:table-cell>
              <table:table-cell office:value-type="float" office:value="2019.41209843333">
                <text:p>2019.41209843333</text:p>
              </table:table-cell>
            </table:table-row>
            <table:table-row>
              <table:table-cell office:value-type="string">
                <text:p>gate average</text:p>
                <draw:g>
                  <svg:desc>SCHED_FIFO.A21:SCHED_FIFO.A21</svg:desc>
                </draw:g>
              </table:table-cell>
              <table:table-cell office:value-type="float" office:value="9000.70666666666">
                <text:p>9000.70666666666</text:p>
                <draw:g>
                  <svg:desc>SCHED_FIFO.B21:SCHED_FIFO.F21</svg:desc>
                </draw:g>
              </table:table-cell>
              <table:table-cell office:value-type="float" office:value="4500.735">
                <text:p>4500.735</text:p>
              </table:table-cell>
              <table:table-cell office:value-type="float" office:value="3000.936667">
                <text:p>3000.936667</text:p>
              </table:table-cell>
              <table:table-cell office:value-type="float" office:value="2250.76333333333">
                <text:p>2250.76333333333</text:p>
              </table:table-cell>
              <table:table-cell office:value-type="float" office:value="1800.82333333333">
                <text:p>1800.82333333333</text:p>
              </table:table-cell>
            </table:table-row>
            <table:table-row>
              <table:table-cell office:value-type="string">
                <text:p>gate deviation</text:p>
                <draw:g>
                  <svg:desc>SCHED_FIFO.A22:SCHED_FIFO.A22</svg:desc>
                </draw:g>
              </table:table-cell>
              <table:table-cell office:value-type="float" office:value="13926.7583684">
                <text:p>13926.7583684</text:p>
                <draw:g>
                  <svg:desc>SCHED_FIFO.B22:SCHED_FIFO.F22</svg:desc>
                </draw:g>
              </table:table-cell>
              <table:table-cell office:value-type="float" office:value="10726.7567848">
                <text:p>10726.7567848</text:p>
              </table:table-cell>
              <table:table-cell office:value-type="float" office:value="8019.32600646667">
                <text:p>8019.32600646667</text:p>
              </table:table-cell>
              <table:table-cell office:value-type="float" office:value="8483.78659443334">
                <text:p>8483.78659443334</text:p>
              </table:table-cell>
              <table:table-cell office:value-type="float" office:value="6806.9623484">
                <text:p>6806.9623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6.15cm" svg:y="0.316cm" chart:style-name="ch2">
          <text:p>SCHEDULE FIFO</text:p>
        </chart:title>
        <chart:subtitle svg:x="6.124cm" svg:y="1.275cm" chart:style-name="ch3">
          <text:p>Total Time 12000000</text:p>
        </chart:subtitle>
        <chart:legend chart:legend-position="end" svg:x="12.128cm" svg:y="3.456cm" style:legend-expansion="high" chart:style-name="ch4"/>
        <chart:plot-area chart:style-name="ch5" table:cell-range-address="SCHED_FIFO.A26:SCHED_FIFO.F30" chart:data-source-has-labels="both" svg:x="1.33cm" svg:y="2.138cm" svg:width="10.479cm" svg:height="5.706cm">
          <chartooo:coordinate-region svg:x="2.507cm" svg:y="2.338cm" svg:width="9.115cm" svg:height="4.859cm"/>
          <chart:axis chart:dimension="x" chart:name="primary-x" chart:style-name="ch6" chartooo:axis-type="auto">
            <chartooo:date-scale/>
            <chart:title svg:x="5.916cm" svg:y="8.024cm" chart:style-name="ch7">
              <text:p>Threads</text:p>
            </chart:title>
            <chart:categories table:cell-range-address="SCHED_FIFO.B26:SCHED_FIFO.F26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FIFO.B27:SCHED_FIFO.F27" chart:label-cell-address="SCHED_FIFO.A27:SCHED_FIFO.A27" chart:class="chart:line">
            <chart:data-point chart:repeated="5"/>
          </chart:series>
          <chart:series chart:style-name="ch11" chart:values-cell-range-address="SCHED_FIFO.B28:SCHED_FIFO.F28" chart:label-cell-address="SCHED_FIFO.A28:SCHED_FIFO.A28" chart:class="chart:line">
            <chart:data-point chart:repeated="5"/>
          </chart:series>
          <chart:series chart:style-name="ch12" chart:values-cell-range-address="SCHED_FIFO.B29:SCHED_FIFO.F29" chart:label-cell-address="SCHED_FIFO.A29:SCHED_FIFO.A29" chart:class="chart:line">
            <chart:data-point chart:repeated="5"/>
          </chart:series>
          <chart:series chart:style-name="ch13" chart:values-cell-range-address="SCHED_FIFO.B30:SCHED_FIFO.F30" chart:label-cell-address="SCHED_FIFO.A30:SCHED_FIFO.A3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FIFO.B26:SCHED_FIFO.F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FIFO.A27:SCHED_FIFO.A27</svg:desc>
                </draw:g>
              </table:table-cell>
              <table:table-cell office:value-type="float" office:value="12000.6466666667">
                <text:p>12000.6466666667</text:p>
                <draw:g>
                  <svg:desc>SCHED_FIFO.B27:SCHED_FIFO.F27</svg:desc>
                </draw:g>
              </table:table-cell>
              <table:table-cell office:value-type="float" office:value="6000.73166666667">
                <text:p>6000.73166666667</text:p>
              </table:table-cell>
              <table:table-cell office:value-type="float" office:value="4000.52888913333">
                <text:p>4000.52888913333</text:p>
              </table:table-cell>
              <table:table-cell office:value-type="float" office:value="3000.88333333333">
                <text:p>3000.88333333333</text:p>
              </table:table-cell>
              <table:table-cell office:value-type="float" office:value="2400.61266666667">
                <text:p>2400.61266666667</text:p>
              </table:table-cell>
            </table:table-row>
            <table:table-row>
              <table:table-cell office:value-type="string">
                <text:p>bakery deviation</text:p>
                <draw:g>
                  <svg:desc>SCHED_FIFO.A28:SCHED_FIFO.A28</svg:desc>
                </draw:g>
              </table:table-cell>
              <table:table-cell office:value-type="float" office:value="7060.03512636667">
                <text:p>7060.03512636667</text:p>
                <draw:g>
                  <svg:desc>SCHED_FIFO.B28:SCHED_FIFO.F28</svg:desc>
                </draw:g>
              </table:table-cell>
              <table:table-cell office:value-type="float" office:value="3535.28631906667">
                <text:p>3535.28631906667</text:p>
              </table:table-cell>
              <table:table-cell office:value-type="float" office:value="5672.58218216667">
                <text:p>5672.58218216667</text:p>
              </table:table-cell>
              <table:table-cell office:value-type="float" office:value="1018.12890606667">
                <text:p>1018.12890606667</text:p>
              </table:table-cell>
              <table:table-cell office:value-type="float" office:value="3493.8571703">
                <text:p>3493.8571703</text:p>
              </table:table-cell>
            </table:table-row>
            <table:table-row>
              <table:table-cell office:value-type="string">
                <text:p>gate average</text:p>
                <draw:g>
                  <svg:desc>SCHED_FIFO.A29:SCHED_FIFO.A29</svg:desc>
                </draw:g>
              </table:table-cell>
              <table:table-cell office:value-type="float" office:value="12000.6433333333">
                <text:p>12000.6433333333</text:p>
                <draw:g>
                  <svg:desc>SCHED_FIFO.B29:SCHED_FIFO.F29</svg:desc>
                </draw:g>
              </table:table-cell>
              <table:table-cell office:value-type="float" office:value="6000.66833333334">
                <text:p>6000.66833333334</text:p>
              </table:table-cell>
              <table:table-cell office:value-type="float" office:value="4000.76555583334">
                <text:p>4000.76555583334</text:p>
              </table:table-cell>
              <table:table-cell office:value-type="float" office:value="3000.88416666667">
                <text:p>3000.88416666667</text:p>
              </table:table-cell>
              <table:table-cell office:value-type="float" office:value="2400.736">
                <text:p>2400.736</text:p>
              </table:table-cell>
            </table:table-row>
            <table:table-row>
              <table:table-cell office:value-type="string">
                <text:p>gate deviation</text:p>
                <draw:g>
                  <svg:desc>SCHED_FIFO.A30:SCHED_FIFO.A30</svg:desc>
                </draw:g>
              </table:table-cell>
              <table:table-cell office:value-type="float" office:value="20117.8517244667">
                <text:p>20117.8517244667</text:p>
                <draw:g>
                  <svg:desc>SCHED_FIFO.B30:SCHED_FIFO.F30</svg:desc>
                </draw:g>
              </table:table-cell>
              <table:table-cell office:value-type="float" office:value="15057.7519065">
                <text:p>15057.7519065</text:p>
              </table:table-cell>
              <table:table-cell office:value-type="float" office:value="11894.5186042">
                <text:p>11894.5186042</text:p>
              </table:table-cell>
              <table:table-cell office:value-type="float" office:value="10022.7963359333">
                <text:p>10022.7963359333</text:p>
              </table:table-cell>
              <table:table-cell office:value-type="float" office:value="8916.24104556666">
                <text:p>8916.24104556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title svg:x="6.15cm" svg:y="0.316cm" chart:style-name="ch2">
          <text:p>SCHEDULE FIFO</text:p>
        </chart:title>
        <chart:subtitle svg:x="6.124cm" svg:y="1.275cm" chart:style-name="ch3">
          <text:p>Total Time 15000000</text:p>
        </chart:subtitle>
        <chart:legend chart:legend-position="end" svg:x="12.128cm" svg:y="3.457cm" style:legend-expansion="high" chart:style-name="ch4"/>
        <chart:plot-area chart:style-name="ch5" table:cell-range-address="SCHED_FIFO.A34:SCHED_FIFO.F38" chart:data-source-has-labels="both" svg:x="1.33cm" svg:y="2.138cm" svg:width="10.479cm" svg:height="5.707cm">
          <chartooo:coordinate-region svg:x="2.322cm" svg:y="2.337cm" svg:width="9.115cm" svg:height="4.861cm"/>
          <chart:axis chart:dimension="x" chart:name="primary-x" chart:style-name="ch6" chartooo:axis-type="auto">
            <chartooo:date-scale/>
            <chart:title svg:x="5.916cm" svg:y="8.025cm" chart:style-name="ch7">
              <text:p>Threads</text:p>
            </chart:title>
            <chart:categories table:cell-range-address="SCHED_FIFO.B34:SCHED_FIFO.F34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FIFO.B35:SCHED_FIFO.F35" chart:label-cell-address="SCHED_FIFO.A35:SCHED_FIFO.A35" chart:class="chart:line">
            <chart:data-point chart:repeated="5"/>
          </chart:series>
          <chart:series chart:style-name="ch11" chart:values-cell-range-address="SCHED_FIFO.B36:SCHED_FIFO.F36" chart:label-cell-address="SCHED_FIFO.A36:SCHED_FIFO.A36" chart:class="chart:line">
            <chart:data-point chart:repeated="5"/>
          </chart:series>
          <chart:series chart:style-name="ch12" chart:values-cell-range-address="SCHED_FIFO.B37:SCHED_FIFO.F37" chart:label-cell-address="SCHED_FIFO.A37:SCHED_FIFO.A37" chart:class="chart:line">
            <chart:data-point chart:repeated="5"/>
          </chart:series>
          <chart:series chart:style-name="ch13" chart:values-cell-range-address="SCHED_FIFO.B38:SCHED_FIFO.F38" chart:label-cell-address="SCHED_FIFO.A38:SCHED_FIFO.A38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FIFO.B34:SCHED_FIFO.F3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FIFO.A35:SCHED_FIFO.A35</svg:desc>
                </draw:g>
              </table:table-cell>
              <table:table-cell office:value-type="float" office:value="15000.67">
                <text:p>15000.67</text:p>
                <draw:g>
                  <svg:desc>SCHED_FIFO.B35:SCHED_FIFO.F35</svg:desc>
                </draw:g>
              </table:table-cell>
              <table:table-cell office:value-type="float" office:value="7500.84166666667">
                <text:p>7500.84166666667</text:p>
              </table:table-cell>
              <table:table-cell office:value-type="float" office:value="5000.85444473333">
                <text:p>5000.85444473333</text:p>
              </table:table-cell>
              <table:table-cell office:value-type="float" office:value="3750.915">
                <text:p>3750.915</text:p>
              </table:table-cell>
              <table:table-cell office:value-type="float" office:value="3000.91866666667">
                <text:p>3000.91866666667</text:p>
              </table:table-cell>
            </table:table-row>
            <table:table-row>
              <table:table-cell office:value-type="string">
                <text:p>bakery deviation</text:p>
                <draw:g>
                  <svg:desc>SCHED_FIFO.A36:SCHED_FIFO.A36</svg:desc>
                </draw:g>
              </table:table-cell>
              <table:table-cell office:value-type="float" office:value="8488.08740896667">
                <text:p>8488.08740896667</text:p>
                <draw:g>
                  <svg:desc>SCHED_FIFO.B36:SCHED_FIFO.F36</svg:desc>
                </draw:g>
              </table:table-cell>
              <table:table-cell office:value-type="float" office:value="2097.68885373333">
                <text:p>2097.68885373333</text:p>
              </table:table-cell>
              <table:table-cell office:value-type="float" office:value="1697.6469211">
                <text:p>1697.6469211</text:p>
              </table:table-cell>
              <table:table-cell office:value-type="float" office:value="752.854643533334">
                <text:p>752.854643533334</text:p>
              </table:table-cell>
              <table:table-cell office:value-type="float" office:value="688.994361033333">
                <text:p>688.994361033333</text:p>
              </table:table-cell>
            </table:table-row>
            <table:table-row>
              <table:table-cell office:value-type="string">
                <text:p>gate average</text:p>
                <draw:g>
                  <svg:desc>SCHED_FIFO.A37:SCHED_FIFO.A37</svg:desc>
                </draw:g>
              </table:table-cell>
              <table:table-cell office:value-type="float" office:value="15000.84">
                <text:p>15000.84</text:p>
                <draw:g>
                  <svg:desc>SCHED_FIFO.B37:SCHED_FIFO.F37</svg:desc>
                </draw:g>
              </table:table-cell>
              <table:table-cell office:value-type="float" office:value="7500.625">
                <text:p>7500.625</text:p>
              </table:table-cell>
              <table:table-cell office:value-type="float" office:value="5000.85888916667">
                <text:p>5000.85888916667</text:p>
              </table:table-cell>
              <table:table-cell office:value-type="float" office:value="3750.975">
                <text:p>3750.975</text:p>
              </table:table-cell>
              <table:table-cell office:value-type="float" office:value="3000.826">
                <text:p>3000.826</text:p>
              </table:table-cell>
            </table:table-row>
            <table:table-row>
              <table:table-cell office:value-type="string">
                <text:p>gate deviation</text:p>
                <draw:g>
                  <svg:desc>SCHED_FIFO.A38:SCHED_FIFO.A38</svg:desc>
                </draw:g>
              </table:table-cell>
              <table:table-cell office:value-type="float" office:value="18725.8549353333">
                <text:p>18725.8549353333</text:p>
                <draw:g>
                  <svg:desc>SCHED_FIFO.B38:SCHED_FIFO.F38</svg:desc>
                </draw:g>
              </table:table-cell>
              <table:table-cell office:value-type="float" office:value="18193.7047783667">
                <text:p>18193.7047783667</text:p>
              </table:table-cell>
              <table:table-cell office:value-type="float" office:value="14588.7833487">
                <text:p>14588.7833487</text:p>
              </table:table-cell>
              <table:table-cell office:value-type="float" office:value="7955.6120582">
                <text:p>7955.6120582</text:p>
              </table:table-cell>
              <table:table-cell office:value-type="float" office:value="10417.5980826">
                <text:p>10417.59808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